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884cm" table:align="center" style:writing-mode="lr-tb"/>
    </style:style>
    <style:style style:name="Table1.A" style:family="table-column">
      <style:table-column-properties style:column-width="1.355cm"/>
    </style:style>
    <style:style style:name="Table1.B" style:family="table-column">
      <style:table-column-properties style:column-width="12.529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5.69cm" fo:margin-left="-0.199cm" table:align="left" style:writing-mode="lr-tb"/>
    </style:style>
    <style:style style:name="Table2.A" style:family="table-column">
      <style:table-column-properties style:column-width="3.722cm"/>
    </style:style>
    <style:style style:name="Table2.B" style:family="table-column">
      <style:table-column-properties style:column-width="11.96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P2" style:family="paragraph" style:parent-style-name="Header">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start" style:justify-single-word="false"/>
      <style:text-properties fo:font-size="12pt" fo:font-weight="bold" style:font-size-asian="12pt" style:font-weight-asian="bold" style:font-size-complex="12pt"/>
    </style:style>
    <style:style style:name="P4" style:family="paragraph" style:parent-style-name="Standard">
      <style:paragraph-properties fo:margin-top="0cm" fo:margin-bottom="0cm" loext:contextual-spacing="false" style:text-autospace="none"/>
      <style:text-properties fo:color="#0000ff" style:font-name-complex="Arial"/>
    </style:style>
    <style:style style:name="P5" style:family="paragraph" style:parent-style-name="Standard">
      <style:paragraph-properties fo:margin-top="0cm" fo:margin-bottom="0cm" loext:contextual-spacing="false" style:text-autospace="none"/>
      <style:text-properties fo:color="#6666ff" style:font-name-complex="Arial"/>
    </style:style>
    <style:style style:name="P6" style:family="paragraph" style:parent-style-name="Standard">
      <style:paragraph-properties fo:margin-top="0cm" fo:margin-bottom="0cm" loext:contextual-spacing="false"/>
      <style:text-properties fo:color="#000000" fo:font-size="12pt" fo:font-weight="bold" officeooo:rsid="0003279b" officeooo:paragraph-rsid="0003279b" style:font-size-asian="12pt" style:font-weight-asian="bold" style:font-size-complex="12pt" style:font-weight-complex="bold"/>
    </style:style>
    <style:style style:name="P7" style:family="paragraph" style:parent-style-name="Standard">
      <style:paragraph-properties fo:margin-top="0cm" fo:margin-bottom="0cm" loext:contextual-spacing="false"/>
      <style:text-properties fo:color="#000000" fo:font-size="9pt" officeooo:rsid="001882f3" officeooo:paragraph-rsid="001882f3" style:font-size-asian="9pt" style:font-size-complex="9pt"/>
    </style:style>
    <style:style style:name="P8" style:family="paragraph" style:parent-style-name="Standard">
      <style:paragraph-properties fo:margin-top="0cm" fo:margin-bottom="0cm" loext:contextual-spacing="false"/>
      <style:text-properties fo:color="#000000" fo:font-size="9pt" officeooo:rsid="00188c8b" officeooo:paragraph-rsid="00188c8b" style:font-size-asian="9pt" style:font-size-complex="9pt"/>
    </style:style>
    <style:style style:name="P9" style:family="paragraph" style:parent-style-name="Standard">
      <style:paragraph-properties fo:margin-top="0cm" fo:margin-bottom="0cm" loext:contextual-spacing="false"/>
      <style:text-properties fo:color="#000000" fo:font-size="9pt" style:text-underline-style="solid" style:text-underline-width="auto" style:text-underline-color="font-color" officeooo:rsid="001bc05e" officeooo:paragraph-rsid="001bc05e" style:font-size-asian="9pt" style:font-size-complex="9pt"/>
    </style:style>
    <style:style style:name="P10" style:family="paragraph" style:parent-style-name="Standard">
      <style:paragraph-properties fo:margin-top="0cm" fo:margin-bottom="0cm" loext:contextual-spacing="false"/>
      <style:text-properties fo:color="#000000" fo:font-size="9pt" style:text-underline-style="solid" style:text-underline-width="auto" style:text-underline-color="font-color" officeooo:rsid="001bf8ed" officeooo:paragraph-rsid="001bf8ed" style:font-size-asian="9pt" style:font-size-complex="9pt"/>
    </style:style>
    <style:style style:name="P11" style:family="paragraph" style:parent-style-name="Text_20_body">
      <style:paragraph-properties fo:text-align="justify" style:justify-single-word="false"/>
      <style:text-properties fo:color="#0000ff"/>
    </style:style>
    <style:style style:name="P12" style:family="paragraph" style:parent-style-name="Text_20_body">
      <style:paragraph-properties fo:text-align="justify" style:justify-single-word="false"/>
      <style:text-properties fo:color="#0000ff" fo:font-style="normal" style:font-style-asian="normal"/>
    </style:style>
    <style:style style:name="P13" style:family="paragraph" style:parent-style-name="Text_20_body">
      <style:paragraph-properties fo:text-align="justify" style:justify-single-word="false"/>
      <style:text-properties fo:color="#0000ff" fo:font-style="normal" officeooo:paragraph-rsid="00174e5b" style:font-style-asian="normal"/>
    </style:style>
    <style:style style:name="P14" style:family="paragraph" style:parent-style-name="Standard">
      <style:paragraph-properties fo:margin-top="0.176cm" fo:margin-bottom="0.176cm" loext:contextual-spacing="false" style:text-autospace="none"/>
      <style:text-properties fo:color="#0000ff" style:font-name-complex="Arial"/>
    </style:style>
    <style:style style:name="P15" style:family="paragraph" style:parent-style-name="Header">
      <style:paragraph-properties fo:margin-top="0.423cm" fo:margin-bottom="0.423cm" loext:contextual-spacing="false">
        <style:tab-stops/>
      </style:paragraph-properties>
      <style:text-properties fo:color="#0000ff" fo:font-style="italic" fo:font-weight="bold" style:font-style-asian="italic" style:font-weight-asian="bold" style:font-style-complex="italic" style:font-weight-complex="bold"/>
    </style:style>
    <style:style style:name="P16" style:family="paragraph" style:parent-style-name="Standard">
      <style:text-properties fo:color="#000000" fo:font-size="9pt" officeooo:rsid="001bf8ed" officeooo:paragraph-rsid="001bf8ed" style:font-size-asian="9pt" style:font-size-complex="9pt"/>
    </style:style>
    <style:style style:name="P17" style:family="paragraph" style:parent-style-name="Standard">
      <style:text-properties fo:color="#000000" fo:font-size="11pt" fo:font-style="normal" officeooo:rsid="001e76ed" officeooo:paragraph-rsid="001e76ed" style:font-size-asian="11pt" style:font-style-asian="normal" style:font-size-complex="11pt" style:font-style-complex="norm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21885d"/>
    </style:style>
    <style:style style:name="P20" style:family="paragraph" style:parent-style-name="Blue_20_Text">
      <style:text-properties fo:color="#000000" fo:font-size="9pt" fo:font-style="normal" officeooo:rsid="001882f3" officeooo:paragraph-rsid="001882f3" style:font-size-asian="9pt" style:font-style-asian="normal" style:font-size-complex="9pt" style:font-style-complex="italic"/>
    </style:style>
    <style:style style:name="P21" style:family="paragraph" style:parent-style-name="Blue_20_Text">
      <style:text-properties fo:color="#000000" fo:font-size="9pt" fo:font-style="normal" officeooo:rsid="001bc05e" officeooo:paragraph-rsid="001bc05e" style:font-size-asian="9pt" style:font-style-asian="normal" style:font-size-complex="9pt" style:font-style-complex="italic"/>
    </style:style>
    <style:style style:name="P22" style:family="paragraph" style:parent-style-name="Standard" style:master-page-name="Standard">
      <style:paragraph-properties fo:text-align="center" style:justify-single-word="false" style:page-number="auto"/>
    </style:style>
    <style:style style:name="P23" style:family="paragraph" style:parent-style-name="Standard">
      <style:paragraph-properties fo:margin-top="0cm" fo:margin-bottom="0cm" loext:contextual-spacing="false"/>
      <style:text-properties fo:color="#000000" fo:font-size="9pt" style:text-underline-style="none" officeooo:rsid="001bc05e" officeooo:paragraph-rsid="001bc05e" style:font-size-asian="9pt" style:font-size-complex="9pt"/>
    </style:style>
    <style:style style:name="P24" style:family="paragraph" style:parent-style-name="Standard">
      <style:paragraph-properties fo:margin-top="0cm" fo:margin-bottom="0cm" loext:contextual-spacing="false"/>
      <style:text-properties fo:color="#000000" fo:font-size="9pt" style:text-underline-style="none" officeooo:rsid="001bf8ed" officeooo:paragraph-rsid="001bf8ed" style:font-size-asian="9pt" style:font-size-complex="9pt"/>
    </style:style>
    <style:style style:name="P25" style:family="paragraph" style:parent-style-name="Standard">
      <style:paragraph-properties fo:margin-top="0cm" fo:margin-bottom="0cm" loext:contextual-spacing="false"/>
      <style:text-properties fo:color="#000000" fo:font-size="9pt" style:text-underline-style="none" officeooo:rsid="001dbaf0" officeooo:paragraph-rsid="001bf8ed" style:font-size-asian="9pt" style:font-size-complex="9pt"/>
    </style:style>
    <style:style style:name="P26" style:family="paragraph" style:parent-style-name="Standard">
      <style:paragraph-properties fo:margin-top="0.176cm" fo:margin-bottom="0.176cm" loext:contextual-spacing="false" style:text-autospace="none"/>
      <style:text-properties fo:color="#0000ff" style:font-name-complex="Arial"/>
    </style:style>
    <style:style style:name="P27" style:family="paragraph" style:parent-style-name="Heading_20_1">
      <style:paragraph-properties fo:text-align="justify" style:justify-single-word="false"/>
    </style:style>
    <style:style style:name="P28" style:family="paragraph">
      <style:paragraph-properties fo:text-align="center"/>
    </style:style>
    <style:style style:name="P29" style:family="paragraph">
      <loext:graphic-properties draw:fill="none" draw:fill-color="#ffffff"/>
    </style:style>
    <style:style style:name="P30" style:family="paragraph">
      <loext:graphic-properties draw:fill="none" draw:fill-color="#ffffff"/>
      <style:text-properties fo:font-size="12pt"/>
    </style:style>
    <style:style style:name="P31" style:family="paragraph">
      <loext:graphic-properties draw:fill="none" draw:fill-color="#ffffff"/>
      <style:text-properties fo:font-size="9pt" style:font-size-asian="9pt" style:font-size-complex="9pt"/>
    </style:style>
    <style:style style:name="P32" style:family="paragraph">
      <loext:graphic-properties draw:fill="none" draw:fill-color="#ffffff"/>
      <style:text-properties fo:font-size="10pt" style:font-size-asian="10pt" style:font-size-complex="10pt"/>
    </style:style>
    <style:style style:name="P33" style:family="paragraph">
      <loext:graphic-properties draw:fill="none" draw:fill-color="#ffffff"/>
      <style:text-properties style:text-underline-style="solid" style:text-underline-width="auto" style:text-underline-color="font-color"/>
    </style:style>
    <style:style style:name="P34" style:family="paragraph">
      <loext:graphic-properties draw:fill="none" draw:fill-color="#ffffff"/>
      <style:text-properties fo:font-size="12pt" style:text-underline-style="solid" style:text-underline-width="auto" style:text-underline-color="font-color"/>
    </style:style>
    <style:style style:name="T1" style:family="text">
      <style:text-properties fo:font-size="8pt" style:font-size-asian="8pt" style:font-size-complex="8pt"/>
    </style:style>
    <style:style style:name="T2" style:family="text">
      <style:text-properties officeooo:rsid="0003279b"/>
    </style:style>
    <style:style style:name="T3" style:family="text">
      <style:text-properties fo:color="#000000"/>
    </style:style>
    <style:style style:name="T4" style:family="text">
      <style:text-properties fo:color="#000000" officeooo:rsid="0015c0c0"/>
    </style:style>
    <style:style style:name="T5" style:family="text">
      <style:text-properties fo:color="#000000" officeooo:rsid="0016d843"/>
    </style:style>
    <style:style style:name="T6" style:family="text">
      <style:text-properties fo:color="#000000" officeooo:rsid="00174e5b"/>
    </style:style>
    <style:style style:name="T7" style:family="text">
      <style:text-properties officeooo:rsid="00188c8b"/>
    </style:style>
    <style:style style:name="T8" style:family="text">
      <style:text-properties officeooo:rsid="0019cf16"/>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officeooo:rsid="001dbaf0"/>
    </style:style>
    <style:style style:name="T12" style:family="text">
      <style:text-properties officeooo:rsid="001f02de"/>
    </style:style>
    <style:style style:name="T13" style:family="text">
      <style:text-properties officeooo:rsid="0021885d"/>
    </style:style>
    <style:style style:name="T14" style:family="text">
      <style:text-properties fo:font-style="italic" officeooo:rsid="0021885d" style:font-style-asian="italic" style:font-style-complex="italic"/>
    </style:style>
    <style:style style:name="T15" style:family="text">
      <style:text-properties fo:font-style="normal" officeooo:rsid="0021885d" style:font-style-asian="normal" style:font-style-complex="normal"/>
    </style:style>
    <style:style style:name="T16" style:family="text">
      <style:text-properties fo:font-size="10pt" style:font-size-asian="10pt" style:font-size-complex="10pt"/>
    </style:style>
    <style:style style:name="T17" style:family="text">
      <style:text-properties fo:font-size="12pt"/>
    </style:style>
    <style:style style:name="T18" style:family="text">
      <style:text-properties fo:font-size="9pt" style:font-size-asian="9pt" style:font-size-complex="9pt"/>
    </style:style>
    <style:style style:name="T19" style:family="text">
      <style:text-properties fo:font-size="12pt" style:text-underline-style="solid" style:text-underline-width="auto" style:text-underline-color="font-color"/>
    </style:style>
    <style:style style:name="gr1" style:family="graphic">
      <style:graphic-properties svg:stroke-color="#ffffff" draw:textarea-horizontal-align="justify" draw:textarea-vertical-align="middle" draw:auto-grow-height="false" fo:min-height="6.429cm" fo:min-width="5.3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3.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textarea-horizontal-align="justify" draw:textarea-vertical-align="middle" draw:auto-grow-height="false" fo:min-height="6.456cm" fo:min-width="5.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3.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6.562cm" fo:min-width="5.2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textarea-horizontal-align="justify" draw:textarea-vertical-align="middle" draw:auto-grow-height="false" fo:min-height="0.741cm" fo:min-width="3.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Fine_20_Dashed" svg:stroke-color="#000000"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draw:stroke-dash="Fine_20_Dashed" svg:stroke-color="#000000" draw:marker-start="" draw:textarea-horizontal-align="justify" draw:textarea-vertical-align="middle" draw:auto-grow-height="false" fo:min-height="3.493cm" fo:min-width="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draw:stroke-dash="Fine_20_Dashed" svg:stroke-color="#000000"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stroke-dash="Fine_20_Dashed" svg:stroke-color="#000000"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dash" draw:stroke-dash="Fine_20_Dashed" svg:stroke-color="#00000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draw:stroke-dash="Fine_20_Dashed" svg:stroke-color="#000000" draw:marker-start="" draw:marker-end="" draw:textarea-horizontal-align="justify" draw:textarea-vertical-align="middle" draw:auto-grow-height="false" fo:min-height="1.614cm" fo:min-width="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draw:stroke-dash="Fine_20_Dashed" svg:stroke-color="#000000" draw:marker-start="" draw:marker-end="Symmetric_20_Arrow" draw:textarea-horizontal-align="justify" draw:textarea-vertical-align="middle" draw:auto-grow-height="false" fo:min-height="1.032cm" fo:min-width="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draw:stroke-dash="Fine_20_Dashed" svg:stroke-color="#000000" draw:marker-start="" draw:marker-end="Symmetric_20_Arrow" draw:textarea-horizontal-align="justify" draw:textarea-vertical-align="middle" draw:auto-grow-height="false" fo:min-height="0.953cm" fo:min-width="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Fine_20_Dashed" svg:stroke-color="#000000" draw:marker-start="Symmetric_20_Arrow" draw:marker-end=""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stroke-dash="Fine_20_Dashed" svg:stroke-color="#000000" draw:marker-start="Symmetric_20_Arrow" draw:marker-end=""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Fine_20_Dashed" svg:stroke-color="#000000" draw:marker-start="Symmetric_20_Arrow" draw:marker-end=""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stroke-dash="Fine_20_Dashed" svg:stroke-color="#000000" draw:marker-start="Symmetric_20_Arrow" draw:marker-end=""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duct Design</text:p>
      <table:table table:name="Table1" table:style-name="Table1">
        <table:table-column table:style-name="Table1.A"/>
        <table:table-column table:style-name="Table1.B"/>
        <table:table-row table:style-name="Table1.1">
          <table:table-cell table:style-name="Table1.A1" office:value-type="string">
            <text:p text:style-name="P3">Tea<text:span text:style-name="T2">m </text:span></text:p>
          </table:table-cell>
          <table:table-cell table:style-name="Table1.A1" office:value-type="string">
            <text:p text:style-name="P6">6, Customized offers for mobile games, Yahnit Sirineni, Subramanyam Makam, Adrian Joseph Alva</text:p>
          </table:table-cell>
        </table:table-row>
      </table:table>
      <text:p text:style-name="P15"/>
      <text:h text:style-name="P27" text:outline-level="1">Design <text:s/>Model </text:h>
      <text:p text:style-name="P19"><text:span text:style-name="T13">Note: The below model is a </text:span><text:span text:style-name="T14">class diagram</text:span><text:span text:style-name="T15"> which is part of the initial design. However, as is explained in the design rationale section of this document, a better non OOP model was found and used for the project’s implementation.</text:span></text:p>
      <text:p text:style-name="P12"/>
      <text:p text:style-name="P12"><draw:custom-shape text:anchor-type="paragraph" draw:z-index="0" draw:name="Shape1" draw:style-name="gr1" svg:width="5.398cm" svg:height="6.43cm" svg:x="-0.397cm" svg:y="-0.33cm"><text:p/><draw:enhanced-geometry svg:viewBox="0 0 21600 21600" draw:type="rectangle" draw:enhanced-path="M 0 0 L 21600 0 21600 21600 0 21600 0 0 Z N"/></draw:custom-shape><draw:frame text:anchor-type="paragraph" draw:z-index="3" draw:name="Shape3" draw:style-name="gr3" draw:text-style-name="P29" svg:width="3.864cm" svg:height="0.489cm" svg:x="1.138cm" svg:y="-0.025cm"><draw:text-box><text:p>Player</text:p></draw:text-box></draw:frame><draw:frame text:anchor-type="paragraph" draw:z-index="9" draw:name="Shape8" draw:style-name="gr3" draw:text-style-name="P30" svg:width="4.605cm" svg:height="0.489cm" svg:x="11.377cm" svg:y="0.146cm"><draw:text-box><text:p><text:span text:style-name="T17">Valid_Offer</text:span></text:p></draw:text-box></draw:frame><draw:custom-shape text:anchor-type="paragraph" draw:z-index="6" draw:name="Shape6" draw:style-name="gr6" svg:width="5.372cm" svg:height="6.457cm" svg:x="10.61cm" svg:y="-0.224cm"><text:p/><draw:enhanced-geometry svg:viewBox="0 0 21600 21600" draw:type="rectangle" draw:enhanced-path="M 0 0 L 21600 0 21600 21600 0 21600 0 0 Z N"/></draw:custom-shape></text:p>
      <text:p text:style-name="P12"><draw:line text:anchor-type="paragraph" draw:z-index="1" draw:name="Shape2" draw:style-name="gr2" draw:text-style-name="P28" svg:x1="-0.397cm" svg:y1="-0.153cm" svg:x2="5.609cm" svg:y2="-0.148cm"><text:p/></draw:line><draw:frame text:anchor-type="paragraph" draw:z-index="4" draw:name="Shape4" draw:style-name="gr4" draw:text-style-name="P29" svg:width="5.054cm" svg:height="3.735cm" svg:x="-0.238cm" svg:y="-0.148cm"><draw:text-box><text:p><text:span text:style-name="T16">user_id: int</text:span></text:p><text:p><text:span text:style-name="T16">Key: string</text:span></text:p><text:p><text:span text:style-name="T16">event_time: Time</text:span></text:p><text:p><text:span text:style-name="T16">trans_amt: int</text:span></text:p><text:p><text:span text:style-name="T16">Attributes: Coins</text:span></text:p><text:p><text:span text:style-name="T16">event_name: string</text:span></text:p><text:p><text:span text:style-name="T16">start_time: Time</text:span></text:p><text:p><text:span text:style-name="T16">end_time: Time</text:span></text:p><text:p/></draw:text-box></draw:frame><draw:line text:anchor-type="paragraph" draw:z-index="7" draw:name="Shape7" draw:style-name="gr2" draw:text-style-name="P28" svg:x1="10.398cm" svg:y1="0.032cm" svg:x2="16.007cm" svg:y2="0.032cm"><text:p/></draw:line><draw:frame text:anchor-type="paragraph" draw:z-index="10" draw:name="Shape9" draw:style-name="gr7" draw:text-style-name="P31" svg:width="4.737cm" svg:height="3.289cm" svg:x="10.927cm" svg:y="0.21cm"><draw:text-box><text:p><text:span text:style-name="T18">offer_id: int</text:span></text:p><text:p><text:span text:style-name="T18">offer_price: 3</text:span></text:p><text:p><text:span text:style-name="T18">offer_type: string[]</text:span></text:p><text:p><text:span text:style-name="T18">amout_spent: int</text:span></text:p><text:p><text:span text:style-name="T18">consecutive_days: int</text:span></text:p><text:p><text:span text:style-name="T18">attempts: int[]</text:span></text:p><text:p><text:span text:style-name="T18">multiple: bool</text:span></text:p><text:p><text:span text:style-name="T18">Sessions: int[]</text:span></text:p><text:p><text:span text:style-name="T18">coins: int </text:span></text:p></draw:text-box></draw:frame></text:p>
      <text:p text:style-name="P12"/>
      <text:p text:style-name="P12"><text:s text:c="52"/><text:span text:style-name="T3">* <text:s text:c="8"/></text:span><text:span text:style-name="T4">is eligible for offers <text:s text:c="13"/>*</text:span></text:p>
      <text:p text:style-name="P12"><draw:line text:anchor-type="paragraph" draw:z-index="18" draw:name="Shape15" draw:style-name="gr14" draw:text-style-name="P28" svg:x1="5.001cm" svg:y1="-0.206cm" svg:x2="10.61cm" svg:y2="-0.18cm"><text:p/></draw:line></text:p>
      <text:p text:style-name="P12"><draw:line text:anchor-type="paragraph" draw:z-index="2" draw:name="Shape2" draw:style-name="gr2" draw:text-style-name="P28" svg:x1="-0.953cm" svg:y1="-0.091cm" svg:x2="5.185cm" svg:y2="-0.109cm"><text:p/></draw:line><draw:frame text:anchor-type="paragraph" draw:z-index="5" draw:name="Shape5" draw:style-name="gr5" draw:text-style-name="P29" svg:width="5.054cm" svg:height="1.482cm" svg:x="-0.238cm" svg:y="0.579cm"><draw:text-box><text:p>generateOffer()</text:p></draw:text-box></draw:frame><draw:line text:anchor-type="paragraph" draw:z-index="8" draw:name="Shape7" draw:style-name="gr2" draw:text-style-name="P28" svg:x1="10.398cm" svg:y1="0.182cm" svg:x2="16.007cm" svg:y2="0.182cm"><text:p/></draw:line></text:p>
      <text:p text:style-name="P12"><draw:frame text:anchor-type="paragraph" draw:z-index="11" draw:name="Shape10" draw:style-name="gr8" draw:text-style-name="P29" svg:width="4.234cm" svg:height="1.35cm" svg:x="11.218cm" svg:y="-0.33cm"><draw:text-box><text:p>checkEligibility()</text:p></draw:text-box></draw:frame></text:p>
      <text:p text:style-name="P12"><draw:line text:anchor-type="paragraph" draw:z-index="19" draw:name="Shape16" draw:style-name="gr14" draw:text-style-name="P28" svg:x1="1.826cm" svg:y1="0.296cm" svg:x2="5.901cm" svg:y2="5.297cm"><text:p/></draw:line> <text:s text:c="21"/></text:p>
      <text:p text:style-name="P13"><draw:line text:anchor-type="paragraph" draw:z-index="20" draw:name="Shape17" draw:style-name="gr14" draw:text-style-name="P28" svg:x1="15.214cm" svg:y1="-0.4cm" svg:x2="11.139cm" svg:y2="6.029cm"><text:p/></draw:line> <text:s text:c="25"/><text:span text:style-name="T3">*</text:span> <text:s text:c="119"/><text:span text:style-name="T3">*</text:span> <text:s text:c="6"/></text:p>
      <text:p text:style-name="P13"><text:s text:c="34"/><text:span text:style-name="T5">is offered a </text:span><text:s text:c="19"/></text:p>
      <text:p text:style-name="P12"><draw:custom-shape text:anchor-type="paragraph" draw:z-index="12" draw:name="Shape11" draw:style-name="gr9" svg:width="5.24cm" svg:height="6.562cm" svg:x="5.9cm" svg:y="0.376cm"><text:p/><draw:enhanced-geometry svg:viewBox="0 0 21600 21600" draw:type="rectangle" draw:enhanced-path="M 0 0 L 21600 0 21600 21600 0 21600 0 0 Z N"/></draw:custom-shape> <text:s text:c="124"/><text:span text:style-name="T6">(offer contains)</text:span></text:p>
      <text:p text:style-name="P12"><draw:frame text:anchor-type="paragraph" draw:z-index="15" draw:name="Shape13" draw:style-name="gr11" draw:text-style-name="P29" svg:width="4.393cm" svg:height="1.112cm" svg:x="7.197cm" svg:y="-0.03cm"><draw:text-box><text:p>Store_Item</text:p></draw:text-box></draw:frame></text:p>
      <text:p text:style-name="P12"><text:s text:c="56"/><text:span text:style-name="T3">*</text:span></text:p>
      <text:p text:style-name="P12"><draw:line text:anchor-type="paragraph" draw:z-index="13" draw:name="Shape12" draw:style-name="gr10" draw:text-style-name="P28" svg:x1="5.9cm" svg:y1="-0.418cm" svg:x2="11.403cm" svg:y2="-0.418cm"><text:p/></draw:line><draw:frame text:anchor-type="paragraph" draw:z-index="16" draw:name="Shape9" draw:style-name="gr12" draw:text-style-name="P32" svg:width="4.737cm" svg:height="2.195cm" svg:x="6.033cm" svg:y="0.113cm"><draw:text-box><text:p><text:span text:style-name="T16">name: string</text:span></text:p><text:p><text:span text:style-name="T16">price: int</text:span></text:p><text:p><text:span text:style-name="T16">offer_type: string[]</text:span></text:p></draw:text-box></draw:frame> <text:s text:c="41"/></text:p>
      <text:p text:style-name="P12"><text:s text:c="115"/><text:span text:style-name="T3">*</text:span></text:p>
      <text:p text:style-name="P12"/>
      <text:p text:style-name="P12"><draw:line text:anchor-type="paragraph" draw:z-index="14" draw:name="Shape12" draw:style-name="gr10" draw:text-style-name="P28" svg:x1="5.636cm" svg:y1="0.191cm" svg:x2="11.139cm" svg:y2="0.191cm"><text:p/></draw:line></text:p>
      <text:p text:style-name="P12"><draw:frame text:anchor-type="paragraph" draw:z-index="17" draw:name="Shape14" draw:style-name="gr13" draw:text-style-name="P29" svg:width="4.472cm" svg:height="1.138cm" svg:x="6.271cm" svg:y="-0.268cm"><draw:text-box><text:p>createOffer()</text:p></draw:text-box></draw:frame></text:p>
      <text:p text:style-name="P12"/>
      <text:p text:style-name="P12"/>
      <text:p text:style-name="P11"><text:soft-page-break/></text:p>
      <table:table table:name="Table2" table:style-name="Table2">
        <table:table-column table:style-name="Table2.A"/>
        <table:table-column table:style-name="Table2.B"/>
        <table:table-row table:style-name="Table2.1">
          <table:table-cell table:style-name="Table2.A1" office:value-type="string">
            <text:p text:style-name="P20">&lt;Class 1&gt;</text:p>
            <text:p text:style-name="P20">Player</text:p>
          </table:table-cell>
          <table:table-cell table:style-name="Table2.B1" office:value-type="string">
            <text:p text:style-name="P7"><text:span text:style-name="T9">Class state</text:span>: This class contains all the parameters of the player related to the game, such as event times, transaction amounts, <text:s/><text:span text:style-name="T7">sessions, etc.</text:span></text:p>
            <text:p text:style-name="P7"/>
            <text:p text:style-name="P8"><text:span text:style-name="T9">Class behavior</text:span>: <text:span text:style-name="T8">This class implements the generate offer method in which it assigns to a player a store item that will <text:s/>form the custom offer</text:span></text:p>
            <text:p text:style-name="P8"/>
          </table:table-cell>
        </table:table-row>
        <table:table-row table:style-name="Table2.1">
          <table:table-cell table:style-name="Table2.A1" office:value-type="string">
            <text:p text:style-name="P21">&lt;Class 2&gt;</text:p>
            <text:p text:style-name="P21">Valid_Offer</text:p>
          </table:table-cell>
          <table:table-cell table:style-name="Table2.B1" office:value-type="string">
            <text:p text:style-name="P9">Class state:<text:span text:style-name="T10"> This class contains all the conditions on the parameter values/ranges that a player can have in order to be eligible for that offer. The parameters include amount_spent, sessions, coins, time_spent, attempts, consecutive_days, etc.</text:span></text:p>
            <text:p text:style-name="P23"/>
            <text:p text:style-name="P9">Class behavior:<text:span text:style-name="T10"> This class implements the check eligibility method that checks if a given player satisfies all of the conditions of that offer.</text:span></text:p>
            <text:p text:style-name="P23"/>
          </table:table-cell>
        </table:table-row>
        <table:table-row table:style-name="Table2.1">
          <table:table-cell table:style-name="Table2.A1" office:value-type="string">
            <text:p text:style-name="P16">&lt;Class 3&gt;</text:p>
            <text:p text:style-name="P16">Store_Item</text:p>
          </table:table-cell>
          <table:table-cell table:style-name="Table2.B1" office:value-type="string">
            <text:p text:style-name="P10">Class state:<text:span text:style-name="T10"> This class contains the details of the store item I.e, the specific resource of the game that will be offered in the set of custom offers.</text:span></text:p>
            <text:p text:style-name="P24"/>
            <text:p text:style-name="P10">Class behavior:<text:span text:style-name="T10"> </text:span><text:span text:style-name="T11">This class implements the create offer method which for a given offer will return the set of store items compatible with the price and type parameters of that offer.</text:span></text:p>
            <text:p text:style-name="P25"/>
          </table:table-cell>
        </table:table-row>
      </table:table>
      <text:p text:style-name="P14">. </text:p>
      <text:p text:style-name="P4"/>
      <text:h text:style-name="P27" text:outline-level="1">Sequence Diagram(s)</text:h>
      <text:p text:style-name="P18"/>
      <text:p text:style-name="P18"/>
      <text:p text:style-name="P18"><draw:frame text:anchor-type="paragraph" draw:z-index="22" draw:name="Shape19" draw:style-name="gr3" draw:text-style-name="P33" svg:width="2.7cm" svg:height="0.489cm" svg:x="-0.37cm" svg:y="-0.037cm"><draw:text-box><text:p><text:span text:style-name="T9">:Player</text:span></text:p></draw:text-box></draw:frame><draw:custom-shape text:anchor-type="paragraph" draw:z-index="23" draw:name="Shape18" draw:style-name="gr15" svg:width="3.229cm" svg:height="0.742cm" svg:x="4.974cm" svg:y="0.011cm"><text:p/><draw:enhanced-geometry svg:viewBox="0 0 21600 21600" draw:type="rectangle" draw:enhanced-path="M 0 0 L 21600 0 21600 21600 0 21600 0 0 Z N"/></draw:custom-shape><draw:frame text:anchor-type="paragraph" draw:z-index="24" draw:name="Shape19" draw:style-name="gr3" draw:text-style-name="P33" svg:width="2.7cm" svg:height="0.489cm" svg:x="5.345cm" svg:y="0.078cm"><draw:text-box><text:p><text:span text:style-name="T9">:Valid_Offer</text:span></text:p></draw:text-box></draw:frame><draw:custom-shape text:anchor-type="paragraph" draw:z-index="21" draw:name="Shape18" draw:style-name="gr15" svg:width="3.229cm" svg:height="0.742cm" svg:x="-0.9cm" svg:y="-0.037cm"><text:p/><draw:enhanced-geometry svg:viewBox="0 0 21600 21600" draw:type="rectangle" draw:enhanced-path="M 0 0 L 21600 0 21600 21600 0 21600 0 0 Z N"/></draw:custom-shape><draw:custom-shape text:anchor-type="paragraph" draw:z-index="25" draw:name="Shape18" draw:style-name="gr15" svg:width="3.229cm" svg:height="0.742cm" svg:x="11.218cm" svg:y="0.011cm"><text:p/><draw:enhanced-geometry svg:viewBox="0 0 21600 21600" draw:type="rectangle" draw:enhanced-path="M 0 0 L 21600 0 21600 21600 0 21600 0 0 Z N"/></draw:custom-shape><draw:frame text:anchor-type="paragraph" draw:z-index="26" draw:name="Shape20" draw:style-name="gr3" draw:text-style-name="P34" svg:width="2.065cm" svg:height="0.489cm" svg:x="11.721cm" svg:y="0.011cm"><draw:text-box><text:p><text:span text:style-name="T19">:Store_Item</text:span></text:p></draw:text-box></draw:frame></text:p>
      <text:p text:style-name="P18"><draw:line text:anchor-type="paragraph" draw:z-index="27" draw:name="Shape21" draw:style-name="gr16" draw:text-style-name="P28" svg:x1="0.476cm" svg:y1="-0.125cm" svg:x2="0.476cm" svg:y2="1.157cm"><text:p/></draw:line><draw:line text:anchor-type="paragraph" draw:z-index="29" draw:name="Shape23" draw:style-name="gr16" draw:text-style-name="P28" svg:x1="6.455cm" svg:y1="-0.078cm" svg:x2="6.429cm" svg:y2="0.919cm"><text:p/></draw:line><draw:line text:anchor-type="paragraph" draw:z-index="35" draw:name="Shape28" draw:style-name="gr20" draw:text-style-name="P28" svg:x1="12.832cm" svg:y1="-0.078cm" svg:x2="12.858cm" svg:y2="5.099cm"><text:p/></draw:line></text:p>
      <text:p text:style-name="P18"><draw:custom-shape text:anchor-type="paragraph" draw:z-index="28" draw:name="Shape22" draw:style-name="gr17" svg:width="0.318cm" svg:height="3.493cm" svg:x="0.344cm" svg:y="0.222cm"><text:p/><draw:enhanced-geometry svg:viewBox="0 0 21600 21600" draw:type="rectangle" draw:enhanced-path="M 0 0 L 21600 0 21600 21600 0 21600 0 0 Z N"/></draw:custom-shape><draw:custom-shape text:anchor-type="paragraph" draw:z-index="30" draw:name="Shape22" draw:style-name="gr17" svg:width="0.318cm" svg:height="3.493cm" svg:x="6.271cm" svg:y="0.09cm"><text:p/><draw:enhanced-geometry svg:viewBox="0 0 21600 21600" draw:type="rectangle" draw:enhanced-path="M 0 0 L 21600 0 21600 21600 0 21600 0 0 Z N"/></draw:custom-shape><draw:frame text:anchor-type="paragraph" draw:z-index="44" draw:name="Shape35" draw:style-name="gr24" draw:text-style-name="P29" svg:width="2.938cm" svg:height="0.9cm" svg:x="2.011cm" svg:y="0.46cm"><draw:text-box><text:p>Check eligibility</text:p></draw:text-box></draw:frame></text:p>
      <text:p text:style-name="P18"><draw:line text:anchor-type="paragraph" draw:z-index="31" draw:name="Shape24" draw:style-name="gr18" draw:text-style-name="P28" svg:x1="0.661cm" svg:y1="0.266cm" svg:x2="6.27cm" svg:y2="0.266cm"><text:p/></draw:line></text:p>
      <text:p text:style-name="P18"/>
      <text:p text:style-name="P18"><draw:frame text:anchor-type="paragraph" draw:z-index="45" draw:name="Shape36" draw:style-name="gr25" draw:text-style-name="P29" svg:width="3.493cm" svg:height="0.976cm" svg:x="1.905cm" svg:y="0.011cm"><draw:text-box><text:p>Offer validity status</text:p></draw:text-box></draw:frame></text:p>
      <text:p text:style-name="P18"><draw:line text:anchor-type="paragraph" draw:z-index="32" draw:name="Shape25" draw:style-name="gr19" draw:text-style-name="P28" svg:x1="0.661cm" svg:y1="-0.131cm" svg:x2="6.27cm" svg:y2="-0.131cm"><text:p/></draw:line><draw:line text:anchor-type="paragraph" draw:z-index="33" draw:name="Shape26" draw:style-name="gr20" draw:text-style-name="P28" svg:x1="6.429cm" svg:y1="0.266cm" svg:x2="6.429cm" svg:y2="1.219cm"><text:p/></draw:line><draw:line text:anchor-type="paragraph" draw:z-index="38" draw:name="Shape30" draw:style-name="gr20" draw:text-style-name="P28" svg:x1="0.503cm" svg:y1="0.399cm" svg:x2="0.503cm" svg:y2="3.23cm"><text:p/></draw:line></text:p>
      <text:p text:style-name="P18"><draw:custom-shape text:anchor-type="paragraph" draw:z-index="34" draw:name="Shape27" draw:style-name="gr21" svg:width="0.292cm" svg:height="1.615cm" svg:x="6.271cm" svg:y="0.258cm"><text:p/><draw:enhanced-geometry svg:viewBox="0 0 21600 21600" draw:type="rectangle" draw:enhanced-path="M 0 0 L 21600 0 21600 21600 0 21600 0 0 Z N"/></draw:custom-shape><draw:custom-shape text:anchor-type="paragraph" draw:z-index="36" draw:name="Shape27" draw:style-name="gr21" svg:width="0.292cm" svg:height="1.615cm" svg:x="12.7cm" svg:y="0.178cm"><text:p/><draw:enhanced-geometry svg:viewBox="0 0 21600 21600" draw:type="rectangle" draw:enhanced-path="M 0 0 L 21600 0 21600 21600 0 21600 0 0 Z N"/></draw:custom-shape></text:p>
      <text:p text:style-name="P18"><draw:line text:anchor-type="paragraph" draw:z-index="37" draw:name="Shape29" draw:style-name="gr18" draw:text-style-name="P28" svg:x1="6.562cm" svg:y1="0.196cm" svg:x2="12.7cm" svg:y2="0.143cm"><text:p/></draw:line><draw:frame text:anchor-type="paragraph" draw:z-index="46" draw:name="Shape37" draw:style-name="gr25" draw:text-style-name="P29" svg:width="5.134cm" svg:height="0.976cm" svg:x="6.959cm" svg:y="-0.36cm"><draw:text-box><text:p>Create offer with store items</text:p></draw:text-box></draw:frame></text:p>
      <text:p text:style-name="P18"><draw:line text:anchor-type="paragraph" draw:z-index="40" draw:name="Shape33" draw:style-name="gr20" draw:text-style-name="P28" svg:x1="12.832cm" svg:y1="0.134cm" svg:x2="12.832cm" svg:y2="0.954cm"><text:p/></draw:line></text:p>
      <text:p text:style-name="P18"><draw:custom-shape text:anchor-type="paragraph" draw:z-index="39" draw:name="Shape32" draw:style-name="gr22" svg:width="0.398cm" svg:height="1.033cm" svg:x="0.37cm" svg:y="-0.007cm"><text:p/><draw:enhanced-geometry svg:viewBox="0 0 21600 21600" draw:type="rectangle" draw:enhanced-path="M 0 0 L 21600 0 21600 21600 0 21600 0 0 Z N"/></draw:custom-shape><draw:custom-shape text:anchor-type="paragraph" draw:z-index="41" draw:name="Shape32" draw:style-name="gr23" svg:width="0.398cm" svg:height="0.953cm" svg:x="12.568cm" svg:y="0.046cm"><text:p/><draw:enhanced-geometry svg:viewBox="0 0 21600 21600" draw:type="rectangle" draw:enhanced-path="M 0 0 L 21600 0 21600 21600 0 21600 0 0 Z N"/></draw:custom-shape><draw:line text:anchor-type="paragraph" draw:z-index="42" draw:name="Shape34" draw:style-name="gr18" draw:text-style-name="P28" svg:x1="0.767cm" svg:y1="0.231cm" svg:x2="12.567cm" svg:y2="0.231cm"><text:p/></draw:line><draw:frame text:anchor-type="paragraph" draw:z-index="47" draw:name="Shape38" draw:style-name="gr26" draw:text-style-name="P29" svg:width="5.954cm" svg:height="0.489cm" svg:x="3.678cm" svg:y="-0.258cm"><draw:text-box><text:p>Request for store items</text:p></draw:text-box></draw:frame></text:p>
      <text:p text:style-name="P18"><draw:line text:anchor-type="paragraph" draw:z-index="43" draw:name="Shape25" draw:style-name="gr19" draw:text-style-name="P28" svg:x1="0.767cm" svg:y1="-0.016cm" svg:x2="12.567cm" svg:y2="-0.069cm"><text:p/></draw:line><draw:frame text:anchor-type="paragraph" draw:z-index="48" draw:name="Shape39" draw:style-name="gr27" draw:text-style-name="P29" svg:width="5.425cm" svg:height="0.556cm" svg:x="3.784cm" svg:y="0.169cm"><draw:text-box><text:p>Custom offer returned</text:p></draw:text-box></draw:frame></text:p>
      <text:p text:style-name="P14"/>
      <text:p text:style-name="P5"/>
      <text:h text:style-name="P27" text:outline-level="1"><text:soft-page-break/>Design Rationale</text:h>
      <text:p text:style-name="P17">1. The initial design, owing to the clear definition of the actors in the system, i.e. the player, game resource, and offer type was, was based on object oriented principles. Simplicity being an essential design principle, we thought that not more than 4 – 5 classes would be required for the implementation of this system.</text:p>
      <text:p text:style-name="P17">2. As the game data was small initially, this implementation could indeed be realized as an OOP system.</text:p>
      <text:p text:style-name="P17">3. However, as the client decided to include bigger volumes of data, some containing potentially more than hundreds of thousands of users, the programming methodology had to be revised in order to accommodate the fact that system performance should be ONLY data dependent, that is, a function of the size of the player data in this case. This prompted us in thinking that the OOP paradigm for this project would result in some serious issues with respect to memory management and performance constraints (for example, instantiating too many, potentially tens of thousands of objects).</text:p>
      <text:p text:style-name="P17">4. Hence, the implementation structure was changed and we designed a new way of looking at the offer generation process as a pipeline of modules. These modules included classifying the users, creating the offer, and finally generating the offer. This idea also allowed us to make each module into various submodules thus preserving the design principle of modularity to a large extent</text:p>
      <text:p text:style-name="P17">5. <text:span text:style-name="T12">Finally, the pipeline implementation structure was found to be highly efficient and maintainable as well as used for a wide variety of g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cm" fo:margin-bottom="0.212cm" loext:contextual-spacing="false" fo:text-align="start" style:justify-single-word="false" fo:keep-with-next="always"/>
      <style:text-properties fo:font-size="12pt" fo:font-weight="bold" style:letter-kerning="true" style:font-size-asian="12pt" style:font-weight-asian="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language="none" fo:countr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ff" style:font-name="Symbol" fo:font-family="Symbol" style:font-pitch="variable" fo:font-size="9pt" style:font-size-asian="9pt" style:font-name-complex="Symbol" style:font-family-complex="Symbol" style:font-pitch-complex="variable" style:font-size-complex="9pt"/>
    </style:style>
    <style:style style:name="WW8Num1z1" style:family="text">
      <style:text-properties style:font-name="Courier New" fo:font-family="'Courier New'" style:font-pitch="variable" style:font-name-complex="Arial" style:font-family-complex="Arial" style:font-family-generic-complex="swis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ooter_20_Char" style:display-name="Footer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621cm" fo:margin-left="-0.191cm" table:align="left" style:writing-mode="lr-tb"/>
    </style:style>
    <style:style style:name="Table3.A" style:family="table-column">
      <style:table-column-properties style:column-width="7.814cm"/>
    </style:style>
    <style:style style:name="Table3.B" style:family="table-column">
      <style:table-column-properties style:column-width="7.80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loext:contextual-spacing="false" fo:text-align="end" style:justify-single-word="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able:table table:name="Table3" table:style-name="Table3">
          <table:table-column table:style-name="Table3.A"/>
          <table:table-column table:style-name="Table3.B"/>
          <table:table-row table:style-name="Table3.1">
            <table:table-cell table:style-name="Table3.A1" office:value-type="string">
              <text:p text:style-name="MP1">Product Design</text:p>
            </table:table-cell>
            <table:table-cell table:style-name="Table3.A1" office:value-type="string">
              <text:p text:style-name="MP2"><text:span text:style-name="MT1">Page </text:span><text:span text:style-name="Page_20_Number"><text:span text:style-name="MT1"><text:page-number text:select-page="current">3</text:page-number></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duct Design</dc:title>
    <meta:initial-creator>Kenn Martinez</meta:initial-creator>
    <meta:creation-date>2012-10-01T10:44:00</meta:creation-date>
    <dc:date>2017-11-13T14:48:04.224303052</dc:date>
    <meta:editing-cycles>54</meta:editing-cycles>
    <meta:editing-duration>PT1H6M36S</meta:editing-duration>
    <meta:generator>LibreOffice/5.1.6.2$Linux_X86_64 LibreOffice_project/10m0$Build-2</meta:generator>
    <meta:document-statistic meta:table-count="3" meta:image-count="0" meta:object-count="0" meta:page-count="3" meta:paragraph-count="35" meta:word-count="508" meta:character-count="3705" meta:non-whitespace-character-count="2584"/>
  </office:meta>
</office:document-meta>
</file>